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5.689cm" fo:margin-left="0.002cm" fo:margin-top="0cm" fo:margin-bottom="0cm" table:align="left" style:writing-mode="lr-tb"/>
    </style:style>
    <style:style style:name="Table1.A" style:family="table-column">
      <style:table-column-properties style:column-width="8.851cm"/>
    </style:style>
    <style:style style:name="Table1.B" style:family="table-column">
      <style:table-column-properties style:column-width="16.8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P1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text-properties style:text-underline-style="none" fo:font-weight="normal" officeooo:rsid="00120055" officeooo:paragraph-rsid="0016af39" style:font-weight-asian="normal" style:font-weight-complex="normal"/>
    </style:style>
    <style:style style:name="P3" style:family="paragraph" style:parent-style-name="Standard">
      <style:text-properties style:text-underline-style="none" officeooo:rsid="00120055" officeooo:paragraph-rsid="00120055"/>
    </style:style>
    <style:style style:name="P4" style:family="paragraph" style:parent-style-name="Standard">
      <style:text-properties officeooo:rsid="000e84ba" officeooo:paragraph-rsid="000e84ba" fo:background-color="#ffff00"/>
    </style:style>
    <style:style style:name="P5" style:family="paragraph" style:parent-style-name="Standard">
      <style:text-properties officeooo:paragraph-rsid="0016743c" fo:background-color="#ffff00"/>
    </style:style>
    <style:style style:name="P6" style:family="paragraph" style:parent-style-name="Table_20_Contents">
      <style:text-properties fo:color="#000000" loext:opacity="100%" fo:language="en" fo:country="GB" fo:font-weight="bold" officeooo:paragraph-rsid="00120055" style:font-weight-asian="bold" style:font-weight-complex="bold"/>
    </style:style>
    <style:style style:name="P7" style:family="paragraph" style:parent-style-name="Table_20_Contents">
      <style:text-properties fo:color="#000000" loext:opacity="100%" fo:language="en" fo:country="GB"/>
    </style:style>
    <style:style style:name="P8" style:family="paragraph" style:parent-style-name="Table_20_Contents">
      <style:text-properties fo:color="#000000" loext:opacity="100%" fo:font-weight="bold" officeooo:paragraph-rsid="00120055" style:font-weight-asian="bold" style:font-weight-complex="bold"/>
    </style:style>
    <style:style style:name="P9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10" style:family="paragraph" style:parent-style-name="Table_20_Contents">
      <style:text-properties fo:color="#000000" loext:opacity="100%" fo:language="en" fo:country="GB" fo:font-style="italic" officeooo:paragraph-rsid="0016743c" style:font-style-asian="italic"/>
    </style:style>
    <style:style style:name="P11" style:family="paragraph" style:parent-style-name="Table_20_Contents">
      <style:text-properties fo:color="#000000" loext:opacity="100%"/>
    </style:style>
    <style:style style:name="P12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13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16" style:family="paragraph" style:parent-style-name="Standard">
      <style:text-properties officeooo:rsid="000e84ba" officeooo:paragraph-rsid="000e84ba" fo:background-color="transparent"/>
    </style:style>
    <style:style style:name="P17" style:family="paragraph" style:parent-style-name="Standard">
      <style:text-properties fo:font-size="14pt" fo:font-weight="bold" officeooo:rsid="00199887" officeooo:paragraph-rsid="00199887" fo:background-color="transparent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2pt" fo:font-weight="normal" officeooo:rsid="00199887" officeooo:paragraph-rsid="00199887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cf784" officeooo:paragraph-rsid="00199887" style:font-size-asian="12.25pt" style:font-weight-asian="bold" style:font-size-complex="14pt" style:font-weight-complex="bold"/>
    </style:style>
    <style:style style:name="P20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cf784" officeooo:paragraph-rsid="00199887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rsid="000fc546" officeooo:paragraph-rsid="000fc546" fo:background-color="transparent"/>
    </style:style>
    <style:style style:name="T1" style:family="text">
      <style:text-properties officeooo:rsid="0016743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16af39"/>
    </style:style>
    <style:style style:name="T5" style:family="text">
      <style:text-properties officeooo:rsid="0016743c" fo:background-color="transparent" loext:char-shading-value="0"/>
    </style:style>
    <style:style style:name="T6" style:family="text">
      <style:text-properties fo:font-weight="bold" officeooo:rsid="0016743c" fo:background-color="#ffff00" loext:char-shading-value="0" style:font-weight-asian="bold" style:font-weight-complex="bold"/>
    </style:style>
    <style:style style:name="T7" style:family="text">
      <style:text-properties style:use-window-font-color="true" loext:opacity="0%" officeooo:rsid="0016743c" fo:background-color="transparent" loext:char-shading-value="0"/>
    </style:style>
    <style:style style:name="T8" style:family="text">
      <style:text-properties officeooo:rsid="0016af39" fo:background-color="transparent" loext:char-shading-value="0"/>
    </style:style>
    <style:style style:name="T9" style:family="text">
      <style:text-properties style:text-underline-style="solid" style:text-underline-width="auto" style:text-underline-color="font-color" fo:font-weight="bold" officeooo:rsid="0016af39" fo:background-color="#ffff00" loext:char-shading-value="0" style:font-weight-asian="bold" style:font-weight-complex="bold"/>
    </style:style>
    <style:style style:name="T10" style:family="text">
      <style:text-properties fo:font-weight="bold" officeooo:rsid="0016af39" fo:background-color="#ffff00" loext:char-shading-value="0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20055"/>
    </style:style>
    <style:style style:name="T14" style:family="text">
      <style:text-properties fo:font-style="italic" fo:font-weight="bold" officeooo:rsid="00120055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120055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120055" style:font-style-asian="normal" style:font-weight-asian="normal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weight="bold" officeooo:rsid="0016743c" style:font-weight-asian="bold" style:font-weight-complex="bold"/>
    </style:style>
    <style:style style:name="T20" style:family="text">
      <style:text-properties officeooo:rsid="0019779d"/>
    </style:style>
    <style:style style:name="T21" style:family="text">
      <style:text-properties fo:color="#000000" loext:opacity="100%" fo:language="en" fo:country="GB" fo:font-style="italic" style:font-style-asian="italic"/>
    </style:style>
    <style:style style:name="T22" style:family="text">
      <style:text-properties fo:color="#000000" loext:opacity="100%" fo:language="en" fo:country="GB" fo:font-style="italic" officeooo:rsid="000c0eba" style:font-style-asian="italic"/>
    </style:style>
    <style:style style:name="T23" style:family="text">
      <style:text-properties officeooo:rsid="000fdb09"/>
    </style:style>
    <style:style style:name="T24" style:family="text">
      <style:text-properties officeooo:rsid="001998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Parallel Computing Reflective Journal Template <text:span text:style-name="T1">2024</text:span></text:h>
        </text:list-item>
      </text:list>
      <text:p text:style-name="P2"><text:span text:style-name="T2">Please name this file</text:span>: <text:span text:style-name="T3">Firstname_Surname_Journal_XX.odt</text:span>, where XX is the number of the Practical; <text:span text:style-name="T4">for </text:span>e.g.: Kevin_Farrell_Journal_01.odt, <text:span text:style-name="T1">and </text:span><text:span text:style-name="T5">save it in your </text:span><text:span text:style-name="T6">Documents directory</text:span><text:span text:style-name="T7"> on your Linux VM, or a specified folder on your Apple Mac Laptop</text:span><text:span text:style-name="T5">.</text:span></text:p>
      <text:p text:style-name="P2"><text:span text:style-name="T5"/></text:p>
      <text:p text:style-name="P2"><text:span text:style-name="T8">Complete it </text:span><text:span text:style-name="T9">before</text:span><text:span text:style-name="T8"> you finish the practical session and </text:span><text:span text:style-name="T10">upload</text:span><text:span text:style-name="T8"> it to the relevant link on Brightspace.</text:span></text:p>
      <text:p text:style-name="P3"><text:span text:style-name="T11"/></text:p>
      <text:p text:style-name="Standard"><text:span text:style-name="T12">Note</text:span>: <text:span text:style-name="T13">You </text:span><text:span text:style-name="T14">must</text:span><text:span text:style-name="T15"> </text:span><text:span text:style-name="T16">p</text:span><text:span text:style-name="T17">rovide</text:span> evidence for your answers, where appropriate, by inserting examples<text:bookmark text:name="_GoBack"/> of Practical work you undertook; for eg: solutions attempted <text:span text:style-name="T13">in the appropriate boxes </text:span><text:span text:style-name="T4">in the table</text:span><text:span text:style-name="T13"> or at the end of this document.</text:span></text:p>
      <text:p text:style-name="Standard"/>
      <text:p text:style-name="P4">Please also paste your work at the end of this document; for eg: your pseudo-code, flow charts, notes that you took, etc.</text:p>
      <text:p text:style-name="P4"/>
      <text:p text:style-name="P5"><text:span text:style-name="T5">Completing this document forms part of the assessment for the module. However, you are expected also to keep a single document called your </text:span><text:span text:style-name="T11">"Project Planning and Coding Manual"</text:span><text:span text:style-name="T18">, </text:span><text:span text:style-name="T5">which contains all of the work you do each week. Your </text:span><text:span text:style-name="T19">Project Planning and Coding Manual</text:span><text:span text:style-name="T1"> may be inspected by your Lecturer at any time.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tudent ID:</text:p>
            <text:p text:style-name="P7"/>
          </table:table-cell>
          <table:table-cell table:style-name="Table1.B1" office:value-type="string">
            <text:p text:style-name="P6">Name: <text:span text:style-name="T20">Isabella Sturzu</text:span></text:p>
          </table:table-cell>
        </table:table-row>
        <table:table-row table:style-name="Table1.1">
          <table:table-cell table:style-name="Table1.A1" office:value-type="string">
            <text:p text:style-name="P8">Session Date:</text:p>
            <text:p text:style-name="P9"/>
          </table:table-cell>
          <table:table-cell table:style-name="Table1.B1" office:value-type="string">
            <text:p text:style-name="P6">Practical Name/Topic: <text:span text:style-name="T20">Beginning to write your serial code in C</text:span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0"><text:span text:style-name="T1">A</text:span>part from <text:span text:style-name="T1">reading </text:span>the Practical handout, <text:span text:style-name="T1">w</text:span>hat <text:span text:style-name="T1">background work did you do for</text:span> for this session? <text:span text:style-name="T1">For eg: read about module material, looked at Lecturer videos, looked at other relevant videos, etc.</text:span></text:p>
            <text:p text:style-name="P10"/>
            <text:p text:style-name="P10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What were the main points that were new to me in the Practical?</text:p>
            <text:p text:style-name="P13"><text:soft-page-break/></text:p>
            <text:p text:style-name="P13"/>
          </table:table-cell>
          <table:table-cell table:style-name="Table1.B1" office:value-type="string">
            <text:p text:style-name="P14"/>
            <text:p text:style-name="P14"/>
            <text:p text:style-name="P15"><text:soft-page-break/></text:p>
          </table:table-cell>
        </table:table-row>
        <table:table-row table:style-name="Table1.1">
          <table:table-cell table:style-name="Table1.A1" office:value-type="string">
            <text:p text:style-name="P13">What were <text:span text:style-name="T19">three</text:span> main things I learned?</text:p>
            <text:p text:style-name="P13"/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In trying to solve the problems, what were the things I tried?</text:p>
            <text:p text:style-name="P12"/>
            <text:p text:style-name="P12"/>
          </table:table-cell>
          <table:table-cell table:style-name="Table1.B1" office:value-type="string">
            <text:p text:style-name="P11"/>
          </table:table-cell>
        </table:table-row>
        <table:table-row table:style-name="Table1.7">
          <table:table-cell table:style-name="Table1.A1" office:value-type="string">
            <text:p text:style-name="P12">What went wrong in my initial attempts to solve each problem, and why?</text:p>
            <text:p text:style-name="P12"/>
            <text:p text:style-name="P12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What went right in my final attempts to solve each problem, and why?</text:p>
            <text:p text:style-name="P12"/>
            <text:p text:style-name="P12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How did my learning in the Practical relate to what I’m learning in other parts of the module; for example: in the Lecture</text:p>
            <text:p text:style-name="P12"/>
            <text:p text:style-name="P12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3">What did we not cover that I expected we should?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ext:soft-page-break/>
        <table:table-row table:style-name="Table1.1">
          <table:table-cell table:style-name="Table1.A1" office:value-type="string">
            <text:p text:style-name="P13">What was new or surprising to me?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3">I am still unsure about…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3">Issues that interested me a lot, and that I would like to study in more detail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1">What I most liked about this </text:span><text:span text:style-name="T22">Practical</text:span><text:span text:style-name="T21"> was…</text:span>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1">What I most disliked about this </text:span><text:span text:style-name="T22">Practical</text:span><text:span text:style-name="T21"> was…</text:span>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How did you feel about how you performed in the Practical?</text:p>
            <text:p text:style-name="P12"/>
            <text:p text:style-name="P12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1">Miscellaneous interesting facts I learned in this </text:span><text:span text:style-name="T22">Practical</text:span><text:span text:style-name="T21">…</text:span></text:p>
            <text:p text:style-name="P13"/>
            <text:p text:style-name="P13"/>
          </table:table-cell>
          <table:table-cell table:style-name="Table1.B1" office:value-type="string">
            <text:p text:style-name="P11"/>
          </table:table-cell>
        </table:table-row>
      </table:table>
      <text:p text:style-name="Standard"/>
      <text:p text:style-name="Standard"/>
      <text:p text:style-name="P4">Please paste your work <text:span text:style-name="T23">here</text:span></text:p>
      <text:p text:style-name="P16"/>
      <text:p text:style-name="Text_20_body"/>
      <text:p text:style-name="P17"><text:soft-page-break/>2.5 Exercise</text:p>
      <text:p text:style-name="P18">My flowchart fails to account for memory allocation for current and future world arrays</text:p>
      <text:p text:style-name="P18"/>
      <text:p text:style-name="P18">I dont account for writing to a file for the data</text:p>
      <text:p text:style-name="P18"/>
      <text:p text:style-name="P18">I dont generate a random seed</text:p>
      <text:p text:style-name="P18"/>
      <text:p text:style-name="P17">2.7 Exercise</text:p>
      <text:p text:style-name="P17"/>
      <text:p text:style-name="P17">2.8 Exercise</text:p>
      <text:p text:style-name="P19"/>
      <text:p text:style-name="P20">Start of Program -&gt; Variables initalised -&gt; <text:span text:style-name="T24">Dynamically allocate memory for current and future world arrays -&gt; Declare and open file for numerical data -&gt; </text:span><text:s/>Start Loop of program, starting at day 1, ending at specified time -&gt; <text:s/><text:span text:style-name="T24">Generate random seed </text:span>-&gt; <text:s/>Assign different cells new values -&gt; Assign zombie and susceptible spaces of array -&gt;<text:span text:style-name="T24">Output to file, Day, numS, numZ, numR, numD -&gt; output world to file for day 0 -&gt; next day in loop </text:span><text:s/>-&gt; end Loop at end of specified time</text:p>
      <text:p text:style-name="P18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4</text:page-number><text:span text:style-name="MT1"><text:s/>of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5</meta:editing-cycles>
    <meta:creation-date>2016-12-08T01:36:00</meta:creation-date>
    <dc:date>2024-11-13T00:59:09.858119685</dc:date>
    <dc:language>en-IE</dc:language>
    <meta:editing-duration>PT55M54S</meta:editing-duration>
    <meta:generator>LibreOffice/24.8.2.1$Linux_X86_64 LibreOffice_project/480$Build-1</meta:generator>
    <meta:document-statistic meta:table-count="1" meta:image-count="0" meta:object-count="0" meta:page-count="4" meta:paragraph-count="34" meta:word-count="503" meta:character-count="2877" meta:non-whitespace-character-count="24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